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 fo:font-style="normal" fo:font-weight="bold" officeooo:rsid="0b5dbe29" officeooo:paragraph-rsid="0b5dbe29" style:font-size-asian="9pt" style:font-style-asian="normal" style:font-weight-asian="bold" style:font-size-complex="9pt" style:font-style-complex="normal" style:font-weight-complex="bold"/>
    </style:style>
    <style:style style:name="P2" style:family="paragraph" style:parent-style-name="Standard">
      <style:text-properties style:font-name="Sans-serif" fo:font-size="9pt" fo:font-style="normal" fo:font-weight="bold" officeooo:rsid="0b614142" officeooo:paragraph-rsid="0b614142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style:font-name="Sans-serif" fo:font-size="9pt" fo:font-style="normal" fo:font-weight="bold" officeooo:rsid="0b63c1fa" officeooo:paragraph-rsid="0b63c1fa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style:font-name="Sans-serif" fo:font-size="9pt" fo:font-style="normal" fo:font-weight="bold" officeooo:rsid="0b69eae8" officeooo:paragraph-rsid="0b69eae8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Sans-serif" fo:font-size="9pt" fo:font-style="normal" fo:font-weight="bold" officeooo:rsid="0b69eae8" officeooo:paragraph-rsid="0b702d4a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text-properties style:font-name="Sans-serif" fo:font-size="9pt" fo:font-style="normal" fo:font-weight="bold" officeooo:rsid="0b6f5e6a" officeooo:paragraph-rsid="0b6f5e6a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text-properties style:font-name="Sans-serif" fo:font-size="9pt" fo:font-style="normal" fo:font-weight="bold" officeooo:rsid="0b75e96e" officeooo:paragraph-rsid="0b75e96e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Standard">
      <style:text-properties style:font-name="Sans-serif" fo:font-size="9pt" fo:font-style="normal" fo:font-weight="bold" officeooo:rsid="0b7b7798" officeooo:paragraph-rsid="0b82fb6a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text-properties style:font-name="Sans-serif" fo:font-size="9pt" fo:font-style="normal" fo:font-weight="bold" officeooo:rsid="0b86ce84" officeooo:paragraph-rsid="0b86ce84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text-properties style:font-name="Sans-serif" fo:font-size="9pt" fo:font-style="normal" fo:font-weight="bold" officeooo:rsid="0b8eb984" officeooo:paragraph-rsid="0b8eb984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b5f9952" style:font-weight-asian="normal" style:font-weight-complex="normal"/>
    </style:style>
    <style:style style:name="T3" style:family="text">
      <style:text-properties fo:font-weight="normal" officeooo:rsid="0b625210" style:font-weight-asian="normal" style:font-weight-complex="normal"/>
    </style:style>
    <style:style style:name="T4" style:family="text">
      <style:text-properties fo:font-weight="normal" officeooo:rsid="0b6310f0" style:font-weight-asian="normal" style:font-weight-complex="normal"/>
    </style:style>
    <style:style style:name="T5" style:family="text">
      <style:text-properties fo:font-weight="normal" officeooo:rsid="0b644174" style:font-weight-asian="normal" style:font-weight-complex="normal"/>
    </style:style>
    <style:style style:name="T6" style:family="text">
      <style:text-properties fo:font-weight="normal" officeooo:rsid="0b66dba7" style:font-weight-asian="normal" style:font-weight-complex="normal"/>
    </style:style>
    <style:style style:name="T7" style:family="text">
      <style:text-properties fo:font-weight="normal" officeooo:rsid="0b68b8f9" style:font-weight-asian="normal" style:font-weight-complex="normal"/>
    </style:style>
    <style:style style:name="T8" style:family="text">
      <style:text-properties fo:font-weight="normal" officeooo:rsid="0b6a2d93" style:font-weight-asian="normal" style:font-weight-complex="normal"/>
    </style:style>
    <style:style style:name="T9" style:family="text">
      <style:text-properties fo:font-weight="normal" officeooo:rsid="0b6aa0e4" style:font-weight-asian="normal" style:font-weight-complex="normal"/>
    </style:style>
    <style:style style:name="T10" style:family="text">
      <style:text-properties fo:font-weight="normal" officeooo:rsid="0b6ae684" style:font-weight-asian="normal" style:font-weight-complex="normal"/>
    </style:style>
    <style:style style:name="T11" style:family="text">
      <style:text-properties fo:font-weight="normal" officeooo:rsid="0b6e4392" style:font-weight-asian="normal" style:font-weight-complex="normal"/>
    </style:style>
    <style:style style:name="T12" style:family="text">
      <style:text-properties fo:font-weight="normal" officeooo:rsid="0b702d4a" style:font-weight-asian="normal" style:font-weight-complex="normal"/>
    </style:style>
    <style:style style:name="T13" style:family="text">
      <style:text-properties fo:font-weight="normal" officeooo:rsid="0b717091" style:font-weight-asian="normal" style:font-weight-complex="normal"/>
    </style:style>
    <style:style style:name="T14" style:family="text">
      <style:text-properties fo:font-weight="normal" officeooo:rsid="0b71e9cc" style:font-weight-asian="normal" style:font-weight-complex="normal"/>
    </style:style>
    <style:style style:name="T15" style:family="text">
      <style:text-properties fo:font-weight="normal" officeooo:rsid="0b7326a9" style:font-weight-asian="normal" style:font-weight-complex="normal"/>
    </style:style>
    <style:style style:name="T16" style:family="text">
      <style:text-properties fo:font-weight="normal" officeooo:rsid="0b753729" style:font-weight-asian="normal" style:font-weight-complex="normal"/>
    </style:style>
    <style:style style:name="T17" style:family="text">
      <style:text-properties fo:font-weight="normal" officeooo:rsid="0b776c1e" style:font-weight-asian="normal" style:font-weight-complex="normal"/>
    </style:style>
    <style:style style:name="T18" style:family="text">
      <style:text-properties fo:font-weight="normal" officeooo:rsid="0b78190b" style:font-weight-asian="normal" style:font-weight-complex="normal"/>
    </style:style>
    <style:style style:name="T19" style:family="text">
      <style:text-properties fo:font-weight="normal" officeooo:rsid="0b79bb64" style:font-weight-asian="normal" style:font-weight-complex="normal"/>
    </style:style>
    <style:style style:name="T20" style:family="text">
      <style:text-properties fo:font-weight="normal" officeooo:rsid="0b7d18bb" style:font-weight-asian="normal" style:font-weight-complex="normal"/>
    </style:style>
    <style:style style:name="T21" style:family="text">
      <style:text-properties fo:font-weight="normal" officeooo:rsid="0b8475cc" style:font-weight-asian="normal" style:font-weight-complex="normal"/>
    </style:style>
    <style:style style:name="T22" style:family="text">
      <style:text-properties fo:font-weight="normal" officeooo:rsid="0b85e663" style:font-weight-asian="normal" style:font-weight-complex="normal"/>
    </style:style>
    <style:style style:name="T23" style:family="text">
      <style:text-properties fo:font-weight="normal" officeooo:rsid="0b88cda1" style:font-weight-asian="normal" style:font-weight-complex="normal"/>
    </style:style>
    <style:style style:name="T24" style:family="text">
      <style:text-properties fo:font-weight="normal" officeooo:rsid="0b8a0fd7" style:font-weight-asian="normal" style:font-weight-complex="normal"/>
    </style:style>
    <style:style style:name="T25" style:family="text">
      <style:text-properties fo:font-weight="normal" officeooo:rsid="0b8a2090" style:font-weight-asian="normal" style:font-weight-complex="normal"/>
    </style:style>
    <style:style style:name="T26" style:family="text">
      <style:text-properties fo:font-weight="normal" officeooo:rsid="0b8c7c5b" style:font-weight-asian="normal" style:font-weight-complex="normal"/>
    </style:style>
    <style:style style:name="T27" style:family="text">
      <style:text-properties fo:font-style="italic" fo:font-weight="normal" officeooo:rsid="0b8475cc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b7d18bb" style:font-style-asian="italic" style:font-weight-asian="normal" style:font-style-complex="italic" style:font-weight-complex="normal"/>
    </style:style>
    <style:style style:name="T29" style:family="text">
      <style:text-properties officeooo:rsid="0b702d4a"/>
    </style:style>
    <style:style style:name="T30" style:family="text">
      <style:text-properties officeooo:rsid="0b742786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b7d18bb" style:font-weight-asian="normal" style:font-weight-complex="normal"/>
    </style:style>
    <style:style style:name="T34" style:family="text">
      <style:text-properties style:text-underline-style="none" fo:font-weight="normal" officeooo:rsid="0b7d9485" style:font-weight-asian="normal" style:font-weight-complex="normal"/>
    </style:style>
    <style:style style:name="T35" style:family="text">
      <style:text-properties style:text-underline-style="none" fo:font-weight="normal" officeooo:rsid="0b809e6a" style:font-weight-asian="normal" style:font-weight-complex="normal"/>
    </style:style>
    <style:style style:name="T36" style:family="text">
      <style:text-properties style:text-underline-style="none" fo:font-weight="normal" officeooo:rsid="0b811d61" style:font-weight-asian="normal" style:font-weight-complex="normal"/>
    </style:style>
    <style:style style:name="T37" style:family="text">
      <style:text-properties style:text-underline-style="none" fo:font-weight="normal" officeooo:rsid="076cbfaa" style:font-weight-asian="normal" style:font-weight-complex="normal"/>
    </style:style>
    <style:style style:name="T38" style:family="text">
      <style:text-properties style:text-underline-style="none" fo:font-weight="normal" officeooo:rsid="0b8ce401" style:font-weight-asian="normal" style:font-weight-complex="normal"/>
    </style:style>
    <style:style style:name="T39" style:family="text">
      <style:text-properties style:text-underline-style="none" fo:font-weight="normal" officeooo:rsid="0b9019fd" style:font-weight-asian="normal" style:font-weight-complex="normal"/>
    </style:style>
    <style:style style:name="T40" style:family="text">
      <style:text-properties style:text-underline-style="none" fo:font-weight="normal" officeooo:rsid="0b94d32f" style:font-weight-asian="normal" style:font-weight-complex="normal"/>
    </style:style>
    <style:style style:name="T41" style:family="text">
      <style:text-properties style:text-underline-style="none" fo:font-weight="normal" officeooo:rsid="0b984a93" style:font-weight-asian="normal" style:font-weight-complex="normal"/>
    </style:style>
    <style:style style:name="T42" style:family="text">
      <style:text-properties style:text-underline-style="none" fo:font-weight="normal" officeooo:rsid="0b98e77c" style:font-weight-asian="normal" style:font-weight-complex="normal"/>
    </style:style>
    <style:style style:name="T43" style:family="text">
      <style:text-properties style:text-underline-style="none" officeooo:rsid="0b7d18bb"/>
    </style:style>
    <style:style style:name="T44" style:family="text">
      <style:text-properties style:text-underline-style="none" officeooo:rsid="0b809e6a"/>
    </style:style>
    <style:style style:name="T45" style:family="text">
      <style:text-properties style:text-underline-style="none" officeooo:rsid="0b811d61"/>
    </style:style>
    <style:style style:name="T46" style:family="text">
      <style:text-properties style:text-underline-style="none" officeooo:rsid="0b96dd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o’s a designer? – <text:span text:style-name="T1">Anybody writing moves </text:span><text:span text:style-name="T9">for</text:span><text:span text:style-name="T8"> a Mutagen playbook.</text:span></text:p>
      <text:p text:style-name="P1"/>
      <text:p text:style-name="P5"><text:span text:style-name="T29">Why a designer playbook</text:span>? – <text:span text:style-name="T12">Well, see, I’m writing this. Me over here designing this thing you’re reading. This playbook serves as reminders </text:span><text:span text:style-name="T23">to me of what I’ve learned</text:span><text:span text:style-name="T12">. If you’re also a designer, </text:span><text:span text:style-name="T13">and you’re trying to fit in with the vibe of what I’ve already written, this might be useful for you too.</text:span></text:p>
      <text:p text:style-name="P1"/>
      <text:p text:style-name="P1">What’s Mutagen designed for? –<text:span text:style-name="T1"> With the Meta and Common playbooks as written, Mutagen is best for </text:span><text:span text:style-name="T3">cinematic</text:span><text:span text:style-name="T1"> games with powerful, </text:span><text:span text:style-name="T4">narratively-durable</text:span><text:span text:style-name="T1"> characters. </text:span><text:span text:style-name="T2">Mutagen excels when PCs gain lots of predefined powers over the course of play; when earning those powers is part of the fun.</text:span></text:p>
      <text:p text:style-name="P1"><text:span text:style-name="T2"/></text:p>
      <text:p text:style-name="P3"><text:span text:style-name="T2">M</text:span><text:span text:style-name="T1">utagen is also designed to easily distill the mechanics of </text:span><text:span text:style-name="T11">another game</text:span><text:span text:style-name="T1"> </text:span><text:span text:style-name="T7">or the tropes of a genre</text:span><text:span text:style-name="T1"> </text:span><text:span text:style-name="T5">into a fiction-first system. </text:span><text:span text:style-name="T6">You can turn a</text:span><text:span text:style-name="T10">n archetype </text:span><text:span text:style-name="T6">into a playbook just by picking out the cool shit and writing some moves.</text:span></text:p>
      <text:p text:style-name="P1"><text:span text:style-name="T2"/></text:p>
      <text:p text:style-name="P2">What does Mutagen maybe suck at? –<text:span text:style-name="T1"> Gritty realism or simulation. </text:span><text:span text:style-name="T14">Disposable characters.</text:span></text:p>
      <text:p text:style-name="P2"><text:span text:style-name="T1"/></text:p>
      <text:p text:style-name="P6">Move <text:span text:style-name="T30">or Ability</text:span>? –<text:span text:style-name="T1"> At first glance, these might seem similar. </text:span><text:span text:style-name="T14">They’re both things </text:span><text:span text:style-name="T16">you </text:span><text:span text:style-name="T14">can do, right? But they’re kinda opposites </text:span><text:span text:style-name="T15">and </text:span><text:span text:style-name="T14">at best orthogonal.</text:span></text:p>
      <text:p text:style-name="P6"><text:span text:style-name="T14"/></text:p>
      <text:p text:style-name="P7"><text:span text:style-name="T1">Every move </text:span><text:span text:style-name="T17">i</text:span><text:span text:style-name="T1">n your playbook presents a possibility to deal with a </text:span><text:span text:style-name="T18">different kind of </text:span><text:span text:style-name="T1">narrative problem. </text:span><text:span text:style-name="T19">Maybe that problem is “a bomb’s gonna go off” or maybe it’s “I want to have a fireball in my hand but I don’t currently have a fireball in my hand”, but a move might let you solve it.</text:span></text:p>
      <text:p text:style-name="P7"><text:span text:style-name="T19"/></text:p>
      <text:p text:style-name="P8"><text:span text:style-name="T24">But f</text:span><text:span text:style-name="T1">or most moves, you’ll roll with an ability (± stuff). If you can’t use an ability you’ve actually bought, you’re rolling with -1. </text:span><text:span text:style-name="T24">And while the Common playbook abilities are </text:span><text:span text:style-name="T25">intentionally</text:span><text:span text:style-name="T24"> broad, they don’t </text:span><text:span text:style-name="T26">each </text:span><text:span text:style-name="T24">make sense in every situation.</text:span><text:span text:style-name="T1"> </text:span><text:span text:style-name="T21">Especially for </text:span><text:span text:style-name="T27">basic moves</text:span><text:span text:style-name="T21">, which make up the bulk of moves in a game, this is a big deal.</text:span></text:p>
      <text:p text:style-name="P8"><text:span text:style-name="T20"/></text:p>
      <text:p text:style-name="P8"><text:span text:style-name="T20">Yes, maybe you </text:span><text:span text:style-name="T22">wrangle for</text:span><text:span text:style-name="T20"> limited effect to roll with</text:span><text:span text:style-name="T33"> </text:span><text:span text:style-name="T43">kung fu</text:span><text:span text:style-name="T33"> to </text:span><text:span text:style-name="T28">go apeshit</text:span><text:span text:style-name="T33"> on the bomb </text:span><text:span text:style-name="T34">(</text:span><text:span text:style-name="T33">without killing everybody</text:span><text:span text:style-name="T34">)</text:span><text:span text:style-name="T33">. </text:span><text:span text:style-name="T35">But nothing in the description of </text:span><text:span text:style-name="T44">kung fu</text:span><text:span text:style-name="T35"> implies it lets you throw fireballs, </text:span><text:span text:style-name="T36">so if lack of fireballs is your problem, you’re SOL. </text:span><text:span text:style-name="T38">You need the move to expand your options.</text:span></text:p>
      <text:p text:style-name="P9"><text:span text:style-name="T45">M</text:span><text:span text:style-name="T31">ake Resources positive – </text:span><text:span text:style-name="T32">When you want to track a resource </text:span><text:span text:style-name="T42">with points</text:span><text:span text:style-name="T32">, make filling </text:span><text:span text:style-name="T37">▢ </text:span><text:span text:style-name="T32">a good thing and erasing them a bad thing.</text:span></text:p>
      <text:p text:style-name="P9"><text:span text:style-name="T32"/></text:p>
      <text:p text:style-name="P10"><text:span text:style-name="T46">Mind the columns</text:span><text:span text:style-name="T31"> – </text:span><text:span text:style-name="T32">Don’t drag on. </text:span><text:span text:style-name="T39">Unless illustrious complexity is the appeal of an archetype, limit a playbook to 2 pages. </text:span><text:span text:style-name="T40">Shoot for 1 page. </text:span><text:span text:style-name="T41">Use the columns for organiz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Designer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7:37:01.327258145</dc:date>
    <meta:editing-duration>P6DT9H21M20S</meta:editing-duration>
    <meta:editing-cycles>2601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2" meta:word-count="412" meta:character-count="2352" meta:non-whitespace-character-count="1945"/>
  </office:meta>
</office:document-meta>
</file>